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1965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5272in"/>
    </style:style>
    <style:style style:name="co17" style:family="table-column">
      <style:table-column-properties fo:break-before="auto" style:column-width="0.7055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560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7" style:family="table-cell" style:parent-style-name="transparent_5f_fiat" style:data-style-name="N125">
      <style:text-properties style:language-asian="ja" style:country-asian="JP"/>
    </style:style>
    <style:style style:name="ce268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69" style:family="table-cell" style:parent-style-name="transparent_5f_crypto">
      <style:table-cell-properties fo:background-color="transparent"/>
    </style:style>
    <style:style style:name="ce270" style:family="table-cell" style:parent-style-name="transparent_5f_border_5f_fiat" style:data-style-name="N125">
      <style:text-properties style:language-asian="ja" style:country-asian="JP"/>
    </style:style>
    <style:style style:name="ce271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72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273" style:family="table-cell" style:parent-style-name="taxable_5f_event_5f_fiat" style:data-style-name="N125"/>
    <style:style style:name="ce274" style:family="table-cell" style:parent-style-name="taxable_5f_event_5f_border_5f_fiat" style:data-style-name="N125"/>
    <style:style style:name="ce275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276" style:family="table-cell" style:parent-style-name="taxable_5f_event_5f_alt_5f_fiat" style:data-style-name="N125"/>
    <style:style style:name="ce277" style:family="table-cell" style:parent-style-name="taxable_5f_event_5f_alt_5f_border_5f_fiat" style:data-style-name="N125"/>
    <style:style style:name="ce278" style:family="table-cell" style:parent-style-name="acquired_5f_lot_5f_fiat" style:data-style-name="N125"/>
    <style:style style:name="ce279" style:family="table-cell" style:parent-style-name="acquired_5f_lot_5f_border_5f_fiat" style:data-style-name="N125"/>
    <style:style style:name="ce280" style:family="table-cell" style:parent-style-name="acquired_5f_lot_5f_alt_5f_fiat" style:data-style-name="N125"/>
    <style:style style:name="ce281" style:family="table-cell" style:parent-style-name="acquired_5f_lot_5f_alt_5f_border_5f_fiat" style:data-style-name="N125"/>
    <style:style style:name="ce282" style:family="table-cell" style:parent-style-name="highlighted_5f_fiat" style:data-style-name="N125"/>
    <style:style style:name="ce283" style:family="table-cell" style:parent-style-name="highlighted_5f_border_5f_fiat" style:data-style-name="N125"/>
    <style:style style:name="ce284" style:family="table-cell" style:parent-style-name="taxable_5f_event_5f_note_5f_fiat" style:data-style-name="N125"/>
    <style:style style:name="ce286" style:family="table-cell" style:parent-style-name="acquired_5f_lot_5f_note_5f_fiat" style:data-style-name="N125"/>
    <style:style style:name="ce287" style:family="table-cell" style:parent-style-name="bold_5f_fiat" style:data-style-name="N125"/>
    <style:style style:name="ce288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fffff"/>
    </style:style>
    <style:style style:name="ce290" style:family="table-cell" style:parent-style-name="header_5f_default">
      <style:table-cell-properties fo:background-color="transparent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transparent_5f_default">
      <style:table-cell-properties fo:background-color="transparent"/>
    </style:style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0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0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13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314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20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32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32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3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7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4" style:family="table-cell" style:parent-style-name="highlighted_5f_fiat">
      <style:table-cell-properties fo:background-color="transparent" fo:border="none"/>
      <style:text-properties style:font-name="Liberation Sans"/>
    </style:style>
    <style:style style:name="ce40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12" style:family="table-cell" style:parent-style-name="highlighted_5f_fiat">
      <style:table-cell-properties fo:background-color="transparent"/>
      <style:text-properties style:font-name="Liberation Sans"/>
    </style:style>
    <style:style style:name="ce435" style:family="table-cell" style:parent-style-name="Default">
      <style:table-cell-properties fo:background-color="transparent"/>
      <style:text-properties style:font-name="Liberation Sans"/>
    </style:style>
    <style:style style:name="ce443" style:family="table-cell" style:parent-style-name="Default">
      <style:text-properties style:font-name="Liberation Sans"/>
    </style:style>
    <style:style style:name="ce4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1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515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52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556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557" style:family="table-cell" style:parent-style-name="transparent_5f_crypto" style:data-style-name="N1">
      <style:table-cell-properties fo:border="none"/>
    </style:style>
    <style:style style:name="ce558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55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560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563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66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68" style:family="table-cell" style:parent-style-name="acquired_5f_lot_5f_alt_5f_default">
      <style:table-cell-properties fo:background-color="transparent"/>
      <style:text-properties style:font-name="Liberation Sans"/>
    </style:style>
    <style:style style:name="ce569" style:family="table-cell" style:parent-style-name="acquired_5f_lot_5f_default">
      <style:table-cell-properties fo:background-color="transparent"/>
      <style:text-properties style:font-name="Liberation Sans"/>
    </style:style>
    <style:style style:name="ce5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transparent_5f_fiat">
      <style:table-cell-properties fo:background-color="transparent"/>
      <style:text-properties style:font-name="Liberation Sans"/>
    </style:style>
    <style:style style:name="ce5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0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76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577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578" style:family="table-cell" style:parent-style-name="transparent_5f_crypto">
      <style:table-cell-properties fo:border-bottom="none" fo:border-left="none" fo:border-right="none" fo:border-top="0.74pt solid #000000"/>
    </style:style>
    <style:style style:name="ce579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584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585" style:family="table-cell" style:parent-style-name="transparent_5f_crypto">
      <style:table-cell-properties fo:border="none"/>
    </style:style>
    <style:style style:name="ce586" style:family="table-cell" style:parent-style-name="transparent_5f_crypto">
      <style:table-cell-properties fo:border-bottom="0.74pt solid #000000" fo:border-left="none" fo:border-right="none" fo:border-top="none"/>
    </style:style>
    <style:style style:name="ce59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60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60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617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22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2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63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63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131" style:family="table-cell" style:parent-style-name="acquired_5f_lot_5f_note_5f_default" style:data-style-name="N122"/>
    <style:style style:name="ce63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13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64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48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5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55" style:family="table-cell" style:parent-style-name="Default">
      <style:text-properties style:font-name="Liberation Sans" fo:font-weight="normal" style:font-weight-asian="normal" style:font-weight-complex="normal"/>
    </style:style>
    <style:style style:name="ce656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657" style:family="table-cell" style:parent-style-name="acquired_5f_lot_5f_percent">
      <style:table-cell-properties fo:background-color="transparent"/>
      <style:text-properties style:font-name="Liberation Sans"/>
    </style:style>
    <style:style style:name="ce658" style:family="table-cell" style:parent-style-name="acquired_5f_lot_5f_alt_5f_percent">
      <style:table-cell-properties fo:background-color="transparent"/>
      <style:text-properties style:font-name="Liberation Sans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666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158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Noto Sans CJK SC1" style:font-size-asian="10pt" style:language-asian="ja" style:country-asian="JP" style:font-weight-asian="normal" style:font-size-complex="9pt" style:font-weight-complex="bold"/>
    </style:style>
    <style:style style:name="ce160" style:family="table-cell" style:parent-style-name="taxable_5f_event_5f_note_5f_default" style:data-style-name="N127"/>
    <style:style style:name="ce66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77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78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79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82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83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4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5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6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8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688" style:family="table-cell" style:parent-style-name="acquired_5f_lot_5f_fiat">
      <style:table-cell-properties fo:background-color="transparent"/>
      <style:text-properties style:font-name="Liberation Sans"/>
    </style:style>
    <style:style style:name="ce691" style:family="table-cell" style:parent-style-name="acquired_5f_lot_5f_alt_5f_fia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0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70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70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185" style:family="table-cell" style:parent-style-name="taxable_5f_event_5f_note_5f_fiat" style:data-style-name="N122"/>
    <style:style style:name="ce70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71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91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1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714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15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16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7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721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26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727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206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 fo:font-weight="bold" style:language-asian="ja" style:country-asian="JP" style:font-weight-asian="normal" style:font-weight-complex="bold"/>
    </style:style>
    <style:style style:name="ce72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32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733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734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15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36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37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3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9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23" style:family="table-cell" style:parent-style-name="transparent_5f_fiat" style:data-style-name="N125"/>
    <style:style style:name="ce745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7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8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52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753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75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56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757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75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6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7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76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765" style:family="table-cell" style:parent-style-name="acquired_5f_lot_5f_alt_5f_default">
      <style:table-cell-properties fo:background-color="transparent"/>
    </style:style>
    <style:style style:name="ce76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1"/>
    <style:style style:name="ce3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1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75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32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29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81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47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783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33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266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451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46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461" style:family="table-cell" style:parent-style-name="taxable_5f_event_5f_note_5f_default">
      <style:table-cell-properties fo:background-color="transparent"/>
      <style:text-properties style:font-name="Liberation Sans"/>
    </style:style>
    <style:style style:name="ce3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344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45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58" style:family="table-cell" style:parent-style-name="summary_5f_yen">
      <style:text-properties style:language-asian="ja" style:country-asian="JP"/>
    </style:style>
    <style:style style:name="ce457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347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85" style:family="table-cell" style:parent-style-name="summary_5f_donations">
      <style:text-properties style:language-asian="ja" style:country-asian="JP"/>
    </style:style>
    <style:style style:name="ce45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45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290"/>
        <table:table-column table:style-name="co12" table:default-cell-style-name="ce291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Additional details, like balances, in/out relationships and more can be found in the rp2_full_report.ods file.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ce288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 calcext:value-type="string">
            <text:p>FIFO</text:p>
          </table:table-cell>
          <table:table-cell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ce289"/>
          <table:table-cell table:style-name="Default"/>
          <table:table-cell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88" office:value-type="string" calcext:value-type="string">
            <text:p>Summary</text:p>
          </table:table-cell>
          <table:table-cell/>
        </table:table-row>
        <table:table-row table:style-name="ro3">
          <table:table-cell table:style-name="header_5f_default"/>
          <table:table-cell table:style-name="ce288" office:value-type="string" calcext:value-type="string">
            <text:p>Asset</text:p>
          </table:table-cell>
          <table:table-cell/>
        </table:table-row>
        <table:table-row table:style-name="ro3">
          <table:table-cell table:style-name="Default"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</table:table>
      <table:table table:name="2020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1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1_2020'.G36"/>
          <table:table-cell table:style-name="transactions_crypto" table:formula="='B1_2020'.I35"/>
          <table:table-cell table:style-name="transactions_yen" table:formula="='B1_2020'.I36"/>
          <table:table-cell table:style-name="transactions_right_end" table:formula="='B1_2020'.I4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2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2_2020'.G41"/>
          <table:table-cell table:style-name="transactions_crypto" table:formula="='B2_2020'.I40"/>
          <table:table-cell table:style-name="transactions_yen" table:formula="='B2_2020'.I41"/>
          <table:table-cell table:style-name="transactions_right_end" table:formula="='B2_2020'.I49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3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3_2020'.G36"/>
          <table:table-cell table:style-name="transactions_crypto" table:formula="='B3_2020'.I35"/>
          <table:table-cell table:style-name="transactions_yen" table:formula="='B3_2020'.I36"/>
          <table:table-cell table:style-name="transactions_right_end" table:formula="='B3_2020'.I4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4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4_2020'.G33"/>
          <table:table-cell table:style-name="transactions_crypto" table:formula="='B4_2020'.I32"/>
          <table:table-cell table:style-name="transactions_yen" table:formula="='B4_2020'.I33"/>
          <table:table-cell table:style-name="transactions_right_end" table:formula="='B4_2020'.I4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3)"/>
          <table:table-cell table:style-name="ce781" table:formula="=SUM(C8:C13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3)"/>
          <table:table-cell table:style-name="ce285" table:formula="=SUM(G8:G13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1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1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0.0" office:value-type="float"/>
          <table:table-cell table:style-name="transactions_crypto"/>
          <table:table-cell table:style-name="transactions_yen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1" office:value-type="float"/>
          <table:table-cell table:style-name="transactions_yen" office:value="0.0" office:value-type="float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60.0" office:value-type="float"/>
          <table:table-cell table:style-name="transactions_crypto"/>
          <table:table-cell table:style-name="transactions_yen"/>
          <table:table-cell table:style-name="transactions_right_end" office:value="6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4" office:value-type="float"/>
          <table:table-cell table:style-name="transactions_yen" office:value="0.0" office:value-type="float"/>
          <table:table-cell table:style-name="transactions_right_end" office:value="6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2" office:value-type="float"/>
          <table:table-cell table:style-name="transactions_yen" office:value="40.0" office:value-type="float"/>
          <table:table-cell table:style-name="transactions_right_end" office:value="4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8)=0;0;SUM(E22:E28))"/>
          <table:table-cell table:style-name="summary_5f_yen" table:formula="=IF(SUM(F22:F28)=0;0;SUM(F22:F28))"/>
          <table:table-cell table:style-name="summary_5f_crypto" table:formula="=IF(SUM(G22:G28)=0;0;SUM(G22:G28))"/>
          <table:table-cell table:style-name="summary_5f_yen" table:formula="=IF(SUM(H22:H28)=0;0;SUM(H22:H28))"/>
          <table:table-cell table:style-name="summary_5f_donations" table:formula="=IF(SUM(I22:I28)=0;0;SUM(I22:I28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9"/>
          <table:table-cell table:style-name="ce713" office:value-type="string" calcext:value-type="string">
            <text:p>―</text:p>
          </table:table-cell>
          <table:table-cell table:style-name="ce645" table:formula="=G13+G29"/>
          <table:table-cell table:style-name="ce756" table:formula="=E35+F35-H3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9"/>
          <table:table-cell table:style-name="ce714" table:formula="=IF((E35+F35);(E36+F36)/(E35+F35);0)"/>
          <table:table-cell table:style-name="ce736" table:formula="=H35*G36"/>
          <table:table-cell table:style-name="ce757" table:formula="=I35*G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9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6"/>
          <table:table-cell table:style-name="ce717" table:formula="=I29"/>
          <table:table-cell table:style-name="ce739"/>
          <table:table-cell table:style-name="ce761" table:formula="=I46-I4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4:E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4:H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2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00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3.0" office:value-type="float"/>
          <table:table-cell table:style-name="transactions_yen" office:value="300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500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400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2.0" office:value-type="float"/>
          <table:table-cell table:style-name="transactions_yen" office:value="200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0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0" office:value-type="float"/>
          <table:table-cell table:style-name="transactions_yen" office:value="20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3.0" office:value-type="float"/>
          <table:table-cell table:style-name="transactions_yen" office:value="30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4.0" office:value-type="float"/>
          <table:table-cell table:style-name="transactions_yen" office:value="40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5.0" office:value-type="float"/>
          <table:table-cell table:style-name="transactions_yen" office:value="50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3)=0;0;SUM(E22:E33))"/>
          <table:table-cell table:style-name="summary_5f_yen" table:formula="=IF(SUM(F22:F33)=0;0;SUM(F22:F33))"/>
          <table:table-cell table:style-name="summary_5f_crypto" table:formula="=IF(SUM(G22:G33)=0;0;SUM(G22:G33))"/>
          <table:table-cell table:style-name="summary_5f_yen" table:formula="=IF(SUM(H22:H33)=0;0;SUM(H22:H33))"/>
          <table:table-cell table:style-name="summary_5f_donations" table:formula="=IF(SUM(I22:I33)=0;0;SUM(I22:I33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4"/>
          <table:table-cell table:style-name="ce713" office:value-type="string" calcext:value-type="string">
            <text:p>―</text:p>
          </table:table-cell>
          <table:table-cell table:style-name="ce645" table:formula="=G13+G34"/>
          <table:table-cell table:style-name="ce756" table:formula="=E40+F40-H40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4"/>
          <table:table-cell table:style-name="ce714" table:formula="=IF((E40+F40);(E41+F41)/(E40+F40);0)"/>
          <table:table-cell table:style-name="ce736" table:formula="=H40*G41"/>
          <table:table-cell table:style-name="ce757" table:formula="=I40*G4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4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1"/>
          <table:table-cell table:style-name="ce717" table:formula="=I34"/>
          <table:table-cell table:style-name="ce739"/>
          <table:table-cell table:style-name="ce761" table:formula="=I51-I5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9:E49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9:H49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3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0.0" office:value-type="float"/>
          <table:table-cell table:style-name="transactions_crypto"/>
          <table:table-cell table:style-name="transactions_yen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1" office:value-type="float"/>
          <table:table-cell table:style-name="transactions_yen" office:value="0.0" office:value-type="float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1" office:value-type="float"/>
          <table:table-cell table:style-name="transactions_yen" office:value="16.5" office:value-type="float"/>
          <table:table-cell table:style-name="transactions_crypto"/>
          <table:table-cell table:style-name="transactions_yen"/>
          <table:table-cell table:style-name="transactions_right_end" office:value="6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4" office:value-type="float"/>
          <table:table-cell table:style-name="transactions_yen" office:value="0.0" office:value-type="float"/>
          <table:table-cell table:style-name="transactions_right_end" office:value="6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4" office:value-type="float"/>
          <table:table-cell table:style-name="transactions_yen" office:value="24.0" office:value-type="float"/>
          <table:table-cell table:style-name="transactions_right_end" office:value="4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8)=0;0;SUM(E22:E28))"/>
          <table:table-cell table:style-name="summary_5f_yen" table:formula="=IF(SUM(F22:F28)=0;0;SUM(F22:F28))"/>
          <table:table-cell table:style-name="summary_5f_crypto" table:formula="=IF(SUM(G22:G28)=0;0;SUM(G22:G28))"/>
          <table:table-cell table:style-name="summary_5f_yen" table:formula="=IF(SUM(H22:H28)=0;0;SUM(H22:H28))"/>
          <table:table-cell table:style-name="summary_5f_donations" table:formula="=IF(SUM(I22:I28)=0;0;SUM(I22:I28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9"/>
          <table:table-cell table:style-name="ce713" office:value-type="string" calcext:value-type="string">
            <text:p>―</text:p>
          </table:table-cell>
          <table:table-cell table:style-name="ce645" table:formula="=G13+G29"/>
          <table:table-cell table:style-name="ce756" table:formula="=E35+F35-H3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9"/>
          <table:table-cell table:style-name="ce714" table:formula="=IF((E35+F35);(E36+F36)/(E35+F35);0)"/>
          <table:table-cell table:style-name="ce736" table:formula="=H35*G36"/>
          <table:table-cell table:style-name="ce757" table:formula="=I35*G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9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6"/>
          <table:table-cell table:style-name="ce717" table:formula="=I29"/>
          <table:table-cell table:style-name="ce739"/>
          <table:table-cell table:style-name="ce761" table:formula="=I46-I4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4:E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4:H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4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TAKING</text:p>
          </table:table-cell>
          <table:table-cell table:style-name="transactions_crypto"/>
          <table:table-cell table:style-name="transactions_yen"/>
          <table:table-cell table:style-name="transactions_crypto" office:value="0.5" office:value-type="float"/>
          <table:table-cell table:style-name="transactions_yen" office:value="5.5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5)=0;0;SUM(E22:E25))"/>
          <table:table-cell table:style-name="summary_5f_yen" table:formula="=IF(SUM(F22:F25)=0;0;SUM(F22:F25))"/>
          <table:table-cell table:style-name="summary_5f_crypto" table:formula="=IF(SUM(G22:G25)=0;0;SUM(G22:G25))"/>
          <table:table-cell table:style-name="summary_5f_yen" table:formula="=IF(SUM(H22:H25)=0;0;SUM(H22:H25))"/>
          <table:table-cell table:style-name="summary_5f_donations" table:formula="=IF(SUM(I22:I25)=0;0;SUM(I22:I25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6"/>
          <table:table-cell table:style-name="ce713" office:value-type="string" calcext:value-type="string">
            <text:p>―</text:p>
          </table:table-cell>
          <table:table-cell table:style-name="ce645" table:formula="=G13+G26"/>
          <table:table-cell table:style-name="ce756" table:formula="=E32+F32-H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6"/>
          <table:table-cell table:style-name="ce714" table:formula="=IF((E32+F32);(E33+F33)/(E32+F32);0)"/>
          <table:table-cell table:style-name="ce736" table:formula="=H32*G33"/>
          <table:table-cell table:style-name="ce757" table:formula="=I32*G3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6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3"/>
          <table:table-cell table:style-name="ce717" table:formula="=I26"/>
          <table:table-cell table:style-name="ce739"/>
          <table:table-cell table:style-name="ce761" table:formula="=I43-I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1:E41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1:H41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8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2P0"/>
    </number:currency-style>
    <number:date-style style:name="N153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5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</number:time-style>
    <number:date-style style:name="N168">
      <number:day/>
      <number:text>-</number:text>
      <number:month number:textual="true"/>
      <number:text>-</number:text>
      <number:year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75P0"/>
    </number:currency-style>
    <number:date-style style:name="N176">
      <number:day/>
      <number:text>-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style:text-align-source="fix" style:repeat-content="false" fo:border-left="0.74pt solid #000000" fo:border-right="0.74pt dotte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ransactions_5f_yen" style:display-name="transactions_yen" style:family="table-cell" style:parent-style-name="RP2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style:diagonal-bl-tr="none" style:diagonal-tl-br="none" fo:border-left="none" fo:border-right="1.5pt solid #000000" fo:border-top="0.74pt solid #000000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middle" style:display-name="transactions_middle" style:family="table-cell" style:parent-style-name="RP2" style:data-style-name="N125">
      <style:table-cell-properties fo:border="0.74pt solid #000000"/>
      <style:text-properties fo:font-size="9pt" style:font-size-asian="9pt" style:language-asian="ja" style:country-asian="JP" style:font-size-complex="9pt"/>
    </style:style>
    <style:style style:name="transactions_5f_month" style:display-name="transactions_month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transactions_5f_day" style:display-name="transactions_day" style:family="table-cell" style:parent-style-name="RP2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language-asian="ja" style:country-asian="JP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language-asian="ja" style:country-asian="JP" style:font-weight-asian="bold" style:font-size-complex="9pt" style:font-weight-complex="bold"/>
    </style:style>
  </office:styles>
  <office:automatic-styles>
    <style:page-layout style:name="Mpm1">
      <style:page-layout-properties fo:page-width="8.2701in" fo:page-height="11.6902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4-06-09T11:47:47.919181</dc:date>
    <meta:editing-duration>P1DT16H58M46S</meta:editing-duration>
    <meta:editing-cycles>165</meta:editing-cycles>
    <meta:generator>http://pypi.python.org/pypi/ezodf/0.1.0$Python3.10.2 (main, Feb  2 2022, 05:51:25) [Clang 13.0.0 (clang-1300.0.29.3)]</meta:generator>
    <dc:creator>Neal Chambers</dc:creator>
    <meta:document-statistic meta:table-count="4" meta:cell-count="224" meta:object-count="0"/>
  </office:meta>
</office:document-meta>
</file>